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C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Read 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00, 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ead B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00, IAL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ead BA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AH + 0, BAL + 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AH + C, BAL + 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C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Read 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00, 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ead B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00, IAL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ead BA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AH + 0, BAL + 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AH + C, BAL + 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3"/>
        <table:table-column table:style-name="co1" table:default-cell-style-name="ce33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1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00-00-00</text:date>, <text:time style:data-style-name="N2" text:time-value="04:58:07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0T05:56:07.115000000</dc:date>
    <meta:editing-duration>P3DT10H19M47S</meta:editing-duration>
    <meta:editing-cycles>326</meta:editing-cycles>
    <meta:generator>LibreOffice/7.1.2.2$Windows_X86_64 LibreOffice_project/8a45595d069ef5570103caea1b71cc9d82b2aae4</meta:generator>
    <meta:document-statistic meta:table-count="3" meta:cell-count="2898" meta:object-count="0"/>
  </office:meta>
</office:document-meta>
</file>